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">
      <style:text-properties fo:language="fr" fo:country="FR" officeooo:paragraph-rsid="001e364b" style:language-asian="zxx" style:country-asian="none" style:language-complex="zxx" style:country-complex="none"/>
    </style:style>
    <style:style style:name="P2" style:family="paragraph" style:parent-style-name="Heading">
      <style:paragraph-properties fo:break-before="page"/>
      <style:text-properties fo:language="fr" fo:country="FR" officeooo:rsid="0035099e" officeooo:paragraph-rsid="001e364b" style:language-asian="zxx" style:country-asian="none" style:language-complex="zxx" style:country-complex="none"/>
    </style:style>
    <style:style style:name="P3" style:family="paragraph" style:parent-style-name="Heading">
      <style:paragraph-properties fo:break-before="page"/>
      <style:text-properties fo:language="fr" fo:country="FR" officeooo:paragraph-rsid="001e364b" style:language-asian="zxx" style:country-asian="none" style:language-complex="zxx" style:country-complex="none"/>
    </style:style>
    <style:style style:name="P4" style:family="paragraph" style:parent-style-name="Heading">
      <style:paragraph-properties fo:break-before="page"/>
      <style:text-properties officeooo:paragraph-rsid="001e364b"/>
    </style:style>
    <style:style style:name="P5" style:family="paragraph" style:parent-style-name="Standard">
      <style:text-properties fo:language="fr" fo:country="FR" officeooo:rsid="0027b947" officeooo:paragraph-rsid="001e364b" style:language-asian="zxx" style:country-asian="none" style:language-complex="zxx" style:country-complex="none"/>
    </style:style>
    <style:style style:name="P6" style:family="paragraph" style:parent-style-name="Standard">
      <style:text-properties fo:language="fr" fo:country="FR" officeooo:rsid="000e19f0" officeooo:paragraph-rsid="001e364b" style:language-asian="zxx" style:country-asian="none" style:language-complex="zxx" style:country-complex="none"/>
    </style:style>
    <style:style style:name="P7" style:family="paragraph" style:parent-style-name="Standard">
      <style:text-properties fo:language="fr" fo:country="FR" officeooo:rsid="0010edf6" officeooo:paragraph-rsid="001e364b" style:language-asian="zxx" style:country-asian="none" style:language-complex="zxx" style:country-complex="none"/>
    </style:style>
    <style:style style:name="P8" style:family="paragraph" style:parent-style-name="Standard">
      <style:text-properties fo:language="fr" fo:country="FR" officeooo:rsid="0010edf6" officeooo:paragraph-rsid="0038e0c4" style:language-asian="zxx" style:country-asian="none" style:language-complex="zxx" style:country-complex="none"/>
    </style:style>
    <style:style style:name="P9" style:family="paragraph" style:parent-style-name="Standard">
      <style:text-properties fo:language="fr" fo:country="FR" officeooo:rsid="000f893d" officeooo:paragraph-rsid="001e364b" style:language-asian="zxx" style:country-asian="none" style:language-complex="zxx" style:country-complex="none"/>
    </style:style>
    <style:style style:name="P10" style:family="paragraph" style:parent-style-name="Standard">
      <style:text-properties fo:language="fr" fo:country="FR" officeooo:rsid="0013499c" officeooo:paragraph-rsid="001e364b" style:language-asian="zxx" style:country-asian="none" style:language-complex="zxx" style:country-complex="none"/>
    </style:style>
    <style:style style:name="P11" style:family="paragraph" style:parent-style-name="Standard">
      <style:text-properties fo:language="fr" fo:country="FR" officeooo:rsid="001c02f7" officeooo:paragraph-rsid="001e364b" style:language-asian="zxx" style:country-asian="none" style:language-complex="zxx" style:country-complex="none"/>
    </style:style>
    <style:style style:name="P12" style:family="paragraph" style:parent-style-name="Standard">
      <style:text-properties fo:language="fr" fo:country="FR" officeooo:rsid="00218ea6" officeooo:paragraph-rsid="001e364b" style:language-asian="zxx" style:country-asian="none" style:language-complex="zxx" style:country-complex="none"/>
    </style:style>
    <style:style style:name="P13" style:family="paragraph" style:parent-style-name="Standard">
      <style:text-properties fo:language="fr" fo:country="FR" officeooo:rsid="001dde1f" officeooo:paragraph-rsid="001e364b" style:language-asian="zxx" style:country-asian="none" style:language-complex="zxx" style:country-complex="none"/>
    </style:style>
    <style:style style:name="P14" style:family="paragraph" style:parent-style-name="Standard">
      <style:text-properties fo:language="fr" fo:country="FR" officeooo:rsid="0035099e" officeooo:paragraph-rsid="001e364b" style:language-asian="zxx" style:country-asian="none" style:language-complex="zxx" style:country-complex="none"/>
    </style:style>
    <style:style style:name="P15" style:family="paragraph" style:parent-style-name="Standard">
      <style:text-properties fo:language="fr" fo:country="FR" officeooo:rsid="0018db79" officeooo:paragraph-rsid="001e364b" style:language-asian="zxx" style:country-asian="none" style:language-complex="zxx" style:country-complex="none"/>
    </style:style>
    <style:style style:name="P16" style:family="paragraph" style:parent-style-name="Standard">
      <style:text-properties fo:language="fr" fo:country="FR" officeooo:rsid="0018db79" officeooo:paragraph-rsid="003488d6" style:language-asian="zxx" style:country-asian="none" style:language-complex="zxx" style:country-complex="none"/>
    </style:style>
    <style:style style:name="P17" style:family="paragraph" style:parent-style-name="Standard">
      <style:text-properties fo:language="fr" fo:country="FR" officeooo:rsid="0016d1af" officeooo:paragraph-rsid="001e364b" style:language-asian="zxx" style:country-asian="none" style:language-complex="zxx" style:country-complex="none"/>
    </style:style>
    <style:style style:name="P18" style:family="paragraph" style:parent-style-name="Standard">
      <style:text-properties fo:language="fr" fo:country="FR" officeooo:rsid="0017abcb" officeooo:paragraph-rsid="001e364b" style:language-asian="zxx" style:country-asian="none" style:language-complex="zxx" style:country-complex="none"/>
    </style:style>
    <style:style style:name="P19" style:family="paragraph" style:parent-style-name="Standard">
      <style:text-properties fo:language="fr" fo:country="FR" officeooo:rsid="001fba7e" officeooo:paragraph-rsid="001e364b" style:language-asian="zxx" style:country-asian="none" style:language-complex="zxx" style:country-complex="none"/>
    </style:style>
    <style:style style:name="P20" style:family="paragraph" style:parent-style-name="Standard">
      <style:text-properties fo:language="fr" fo:country="FR" officeooo:rsid="00241c56" officeooo:paragraph-rsid="001e364b" style:language-asian="zxx" style:country-asian="none" style:language-complex="zxx" style:country-complex="none"/>
    </style:style>
    <style:style style:name="P21" style:family="paragraph" style:parent-style-name="Standard">
      <style:text-properties fo:language="fr" fo:country="FR" officeooo:rsid="0026485f" officeooo:paragraph-rsid="001e364b" style:language-asian="zxx" style:country-asian="none" style:language-complex="zxx" style:country-complex="none"/>
    </style:style>
    <style:style style:name="P22" style:family="paragraph" style:parent-style-name="Standard">
      <style:text-properties fo:language="fr" fo:country="FR" officeooo:rsid="00260328" officeooo:paragraph-rsid="001e364b" style:language-asian="zxx" style:country-asian="none" style:language-complex="zxx" style:country-complex="none"/>
    </style:style>
    <style:style style:name="P23" style:family="paragraph" style:parent-style-name="Standard">
      <style:text-properties fo:language="fr" fo:country="FR" officeooo:rsid="002b65ef" officeooo:paragraph-rsid="001e364b" style:language-asian="zxx" style:country-asian="none" style:language-complex="zxx" style:country-complex="none"/>
    </style:style>
    <style:style style:name="P24" style:family="paragraph" style:parent-style-name="Standard">
      <style:text-properties fo:language="fr" fo:country="FR" officeooo:rsid="003885c7" officeooo:paragraph-rsid="001e364b" style:language-asian="zxx" style:country-asian="none" style:language-complex="zxx" style:country-complex="none"/>
    </style:style>
    <style:style style:name="P25" style:family="paragraph" style:parent-style-name="Standard">
      <style:text-properties fo:language="fr" fo:country="FR" officeooo:rsid="0030bb93" officeooo:paragraph-rsid="001e364b" style:language-asian="zxx" style:country-asian="none" style:language-complex="zxx" style:country-complex="none"/>
    </style:style>
    <style:style style:name="P26" style:family="paragraph" style:parent-style-name="Standard">
      <style:text-properties fo:language="fr" fo:country="FR" officeooo:rsid="001e364b" officeooo:paragraph-rsid="001e364b" style:language-asian="zxx" style:country-asian="none" style:language-complex="zxx" style:country-complex="none"/>
    </style:style>
    <style:style style:name="P27" style:family="paragraph" style:parent-style-name="Standard">
      <style:text-properties fo:language="fr" fo:country="FR" officeooo:rsid="00200b95" officeooo:paragraph-rsid="00200b95" style:language-asian="zxx" style:country-asian="none" style:language-complex="zxx" style:country-complex="none"/>
    </style:style>
    <style:style style:name="P28" style:family="paragraph" style:parent-style-name="Standard">
      <style:text-properties fo:language="fr" fo:country="FR" officeooo:rsid="002651dc" officeooo:paragraph-rsid="002651dc" style:language-asian="zxx" style:country-asian="none" style:language-complex="zxx" style:country-complex="none"/>
    </style:style>
    <style:style style:name="P29" style:family="paragraph" style:parent-style-name="Standard">
      <style:text-properties fo:language="fr" fo:country="FR" officeooo:rsid="0028969d" officeooo:paragraph-rsid="0028969d" style:language-asian="zxx" style:country-asian="none" style:language-complex="zxx" style:country-complex="none"/>
    </style:style>
    <style:style style:name="P30" style:family="paragraph" style:parent-style-name="Standard">
      <style:text-properties fo:language="fr" fo:country="FR" officeooo:rsid="002a7010" officeooo:paragraph-rsid="002a7010" style:language-asian="zxx" style:country-asian="none" style:language-complex="zxx" style:country-complex="none"/>
    </style:style>
    <style:style style:name="P31" style:family="paragraph" style:parent-style-name="Standard">
      <style:text-properties fo:language="fr" fo:country="FR" officeooo:rsid="002ae01e" officeooo:paragraph-rsid="002ae01e" style:language-asian="zxx" style:country-asian="none" style:language-complex="zxx" style:country-complex="none"/>
    </style:style>
    <style:style style:name="P32" style:family="paragraph" style:parent-style-name="Standard">
      <style:text-properties fo:language="fr" fo:country="FR" officeooo:rsid="002dea18" officeooo:paragraph-rsid="002dea18" style:language-asian="zxx" style:country-asian="none" style:language-complex="zxx" style:country-complex="none"/>
    </style:style>
    <style:style style:name="P33" style:family="paragraph" style:parent-style-name="Standard">
      <style:text-properties fo:language="fr" fo:country="FR" officeooo:rsid="00303a13" officeooo:paragraph-rsid="00303a13" style:language-asian="zxx" style:country-asian="none" style:language-complex="zxx" style:country-complex="none"/>
    </style:style>
    <style:style style:name="P34" style:family="paragraph" style:parent-style-name="Standard">
      <style:text-properties fo:language="fr" fo:country="FR" officeooo:rsid="00200774" officeooo:paragraph-rsid="001e364b" style:language-asian="zxx" style:country-asian="none" style:language-complex="zxx" style:country-complex="none"/>
    </style:style>
    <style:style style:name="P35" style:family="paragraph" style:parent-style-name="Standard">
      <style:text-properties fo:language="fr" fo:country="FR" officeooo:rsid="003488d6" officeooo:paragraph-rsid="003488d6" style:language-asian="zxx" style:country-asian="none" style:language-complex="zxx" style:country-complex="none"/>
    </style:style>
    <style:style style:name="P36" style:family="paragraph" style:parent-style-name="Standard">
      <style:text-properties fo:language="fr" fo:country="FR" officeooo:rsid="0032a90f" officeooo:paragraph-rsid="0038e0c4" style:language-asian="zxx" style:country-asian="none" style:language-complex="zxx" style:country-complex="none"/>
    </style:style>
    <style:style style:name="P37" style:family="paragraph" style:parent-style-name="Standard">
      <style:text-properties fo:language="fr" fo:country="FR" officeooo:rsid="003e5c5f" officeooo:paragraph-rsid="003e5c5f" style:language-asian="zxx" style:country-asian="none" style:language-complex="zxx" style:country-complex="none"/>
    </style:style>
    <style:style style:name="P38" style:family="paragraph" style:parent-style-name="Text_20_body">
      <style:text-properties fo:language="fr" fo:country="FR" officeooo:rsid="003bed26" officeooo:paragraph-rsid="001e364b" style:language-asian="zxx" style:country-asian="none" style:language-complex="zxx" style:country-complex="none"/>
    </style:style>
    <style:style style:name="P39" style:family="paragraph" style:parent-style-name="Text_20_body">
      <style:text-properties fo:language="fr" fo:country="FR" officeooo:rsid="003d691b" officeooo:paragraph-rsid="001e364b" style:language-asian="zxx" style:country-asian="none" style:language-complex="zxx" style:country-complex="none"/>
    </style:style>
    <style:style style:name="P40" style:family="paragraph" style:parent-style-name="Standard" style:list-style-name="L1">
      <style:text-properties fo:language="fr" fo:country="FR" officeooo:rsid="001c02f7" officeooo:paragraph-rsid="001e364b" style:language-asian="zxx" style:country-asian="none" style:language-complex="zxx" style:country-complex="none"/>
    </style:style>
    <style:style style:name="P41" style:family="paragraph" style:parent-style-name="Standard" style:list-style-name="L2">
      <style:text-properties fo:language="fr" fo:country="FR" officeooo:rsid="00218ea6" officeooo:paragraph-rsid="001e364b" style:language-asian="zxx" style:country-asian="none" style:language-complex="zxx" style:country-complex="none"/>
    </style:style>
    <style:style style:name="T1" style:family="text">
      <style:text-properties officeooo:rsid="0015097b"/>
    </style:style>
    <style:style style:name="T2" style:family="text">
      <style:text-properties officeooo:rsid="0035099e"/>
    </style:style>
    <style:style style:name="T3" style:family="text">
      <style:text-properties officeooo:rsid="0036e979"/>
    </style:style>
    <style:style style:name="T4" style:family="text">
      <style:text-properties officeooo:rsid="0037d169"/>
    </style:style>
    <style:style style:name="T5" style:family="text">
      <style:text-properties officeooo:rsid="001fba7e"/>
    </style:style>
    <style:style style:name="T6" style:family="text">
      <style:text-properties officeooo:rsid="001fd9a7"/>
    </style:style>
    <style:style style:name="T7" style:family="text">
      <style:text-properties officeooo:rsid="0018db79"/>
    </style:style>
    <style:style style:name="T8" style:family="text">
      <style:text-properties officeooo:rsid="004032fa"/>
    </style:style>
    <style:style style:name="T9" style:family="text">
      <style:text-properties officeooo:rsid="003d691b"/>
    </style:style>
    <style:style style:name="T10" style:family="text">
      <style:text-properties officeooo:rsid="0026485f"/>
    </style:style>
    <style:style style:name="T11" style:family="text">
      <style:text-properties officeooo:rsid="0029fce2"/>
    </style:style>
    <style:style style:name="T12" style:family="text">
      <style:text-properties officeooo:rsid="002f67e5"/>
    </style:style>
    <style:style style:name="T13" style:family="text">
      <style:text-properties officeooo:rsid="003885c7"/>
    </style:style>
    <style:style style:name="T14" style:family="text">
      <style:text-properties officeooo:rsid="001dde1f"/>
    </style:style>
    <style:style style:name="T15" style:family="text">
      <style:text-properties officeooo:rsid="0027b947"/>
    </style:style>
    <style:style style:name="T16" style:family="text">
      <style:text-properties officeooo:rsid="002995a6"/>
    </style:style>
    <style:style style:name="T17" style:family="text">
      <style:text-properties officeooo:rsid="001e364b"/>
    </style:style>
    <style:style style:name="T18" style:family="text">
      <style:text-properties officeooo:rsid="001ee008"/>
    </style:style>
    <style:style style:name="T19" style:family="text">
      <style:text-properties officeooo:rsid="001f4ae4"/>
    </style:style>
    <style:style style:name="T20" style:family="text">
      <style:text-properties officeooo:rsid="00206e99"/>
    </style:style>
    <style:style style:name="T21" style:family="text">
      <style:text-properties officeooo:rsid="00220e82"/>
    </style:style>
    <style:style style:name="T22" style:family="text">
      <style:text-properties officeooo:rsid="0023e791"/>
    </style:style>
    <style:style style:name="T23" style:family="text">
      <style:text-properties officeooo:rsid="00270b63"/>
    </style:style>
    <style:style style:name="T24" style:family="text">
      <style:text-properties officeooo:rsid="0027b4c4"/>
    </style:style>
    <style:style style:name="T25" style:family="text">
      <style:text-properties officeooo:rsid="002e7472"/>
    </style:style>
    <style:style style:name="T26" style:family="text">
      <style:text-properties officeooo:rsid="002f6780"/>
    </style:style>
    <style:style style:name="T27" style:family="text">
      <style:text-properties officeooo:rsid="00303a13"/>
    </style:style>
    <style:style style:name="T28" style:family="text">
      <style:text-properties officeooo:rsid="0038e0c4"/>
    </style:style>
    <style:style style:name="T29" style:family="text">
      <style:text-properties officeooo:rsid="0010edf6"/>
    </style:style>
    <style:style style:name="T30" style:family="text">
      <style:text-properties officeooo:rsid="003e5db0"/>
    </style:style>
    <style:style style:name="T31" style:family="text">
      <style:text-properties officeooo:rsid="003ee8ff"/>
    </style:style>
    <style:style style:name="T32" style:family="text">
      <style:text-properties officeooo:rsid="0040b6a4"/>
    </style:style>
    <style:style style:name="T33" style:family="text">
      <style:text-properties officeooo:rsid="00429c0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Fiche détaillée pour Site <text:span text:style-name="T32">e-commerce</text:span></text:p>
      <text:p text:style-name="P6"/>
      <text:p text:style-name="P1">Contenu <text:span text:style-name="T24">&amp; Fonctionnalités</text:span></text:p>
      <text:p text:style-name="P26">Nombre de pages illimité incluant :</text:p>
      <text:p text:style-name="P6">- Accueil</text:p>
      <text:p text:style-name="P6">- Présentation rapide / Qui sommes-nous ?</text:p>
      <text:p text:style-name="P6">- <text:span text:style-name="T17">Actualités</text:span></text:p>
      <text:p text:style-name="P6">- <text:span text:style-name="T17">Boutique (Services / Produits)</text:span></text:p>
      <text:p text:style-name="P6">- Partenaires</text:p>
      <text:p text:style-name="P6">- <text:span text:style-name="T18">Conditions générales de Vente</text:span></text:p>
      <text:p text:style-name="P6">- Plan du site (sitemap HTML)</text:p>
      <text:p text:style-name="P6">- Mentions légales</text:p>
      <text:p text:style-name="P6">- <text:span text:style-name="T19">Page de Contact (Formulaire + Carte + Coordonnées)</text:span></text:p>
      <text:p text:style-name="P6"/>
      <text:p text:style-name="P27">Le contenu et le nombre de produits est illimité.</text:p>
      <text:p text:style-name="P6"/>
      <text:p text:style-name="P7">Le texte et les images sont à fournir par le client.</text:p>
      <text:p text:style-name="P8"/>
      <text:p text:style-name="P34">Une langue de base (Français), <text:span text:style-name="T28">l'ajout d'une langue se fait en option.</text:span></text:p>
      <text:p text:style-name="P6"/>
      <text:p text:style-name="P9">Arborescence <text:span text:style-name="T20">personnalisée.</text:span></text:p>
      <text:p text:style-name="P9"/>
      <text:p text:style-name="P29">Gestion des produits, catégories, clients et stocks accessible par le client.</text:p>
      <text:p text:style-name="P29"/>
      <text:p text:style-name="P30">Intégration des modes de paiement à la demande du client.</text:p>
      <text:p text:style-name="P30"/>
      <text:p text:style-name="P31">Calcul et affichage des coûts de livraison automatique.</text:p>
      <text:p text:style-name="P31"/>
      <text:p text:style-name="P36">Configuration de l'application pour le jour d'ouverture de la boutique (devises, langues, insertion des produits et contenus, etc.)<text:span text:style-name="T29">.</text:span></text:p>
      <text:p text:style-name="P36"/>
      <text:p text:style-name="P37">Formulaire personnalisé (<text:span text:style-name="T31">au </text:span>minimum : <text:span text:style-name="T30">Nom, </text:span>Mail, Objet <text:span text:style-name="T31">&amp;</text:span> Message)</text:p>
      <text:p text:style-name="P3">Design</text:p>
      <text:p text:style-name="P10">Conception <text:span text:style-name="T21">personnalisée</text:span> :</text:p>
      <text:p text:style-name="P10">- Responsive Web Design <text:span text:style-name="T1">(design qui s'adapte aux différents types d'écrans)</text:span></text:p>
      <text:p text:style-name="P10">- Favicon PC + smartphones (iPhone, Androïd &amp; Windows Phone)</text:p>
      <text:p text:style-name="P10">- <text:span text:style-name="T22">QrCode vers le site pour les supports imprimés</text:span></text:p>
      <text:p text:style-name="P10"/>
      <text:p text:style-name="P3"><text:span text:style-name="T2">Visibilité &amp; </text:span>Référencement</text:p>
      <text:p text:style-name="P11"/>
      <text:p text:style-name="P12">Eléments techniques :</text:p>
      <text:list xml:id="list53742603" text:style-name="L1">
        <text:list-item>
          <text:p text:style-name="P40">Sitemap.xml</text:p>
        </text:list-item>
        <text:list-item>
          <text:p text:style-name="P40">Indexation des sites (Google, Bing et Yahoo) avec déclaration dans les webmaster tools sur le compte dédié (à la demande des clients)</text:p>
        </text:list-item>
        <text:list-item>
          <text:p text:style-name="P40">Balises méta (Author, Desc, Keywords, Robots)</text:p>
        </text:list-item>
        <text:list-item>
          <text:p text:style-name="P40">Robots.txt</text:p>
        </text:list-item>
        <text:list-item>
          <text:p text:style-name="P40">.htaccess</text:p>
        </text:list-item>
        <text:list-item>
          <text:p text:style-name="P40">Human<text:span text:style-name="T33">s</text:span>.txt</text:p>
        </text:list-item>
        <text:list-item>
          <text:p text:style-name="P40">Intégration d'un outil d'Analyse d'audience (Google Analytics ou Piwik Analytics)</text:p>
        </text:list-item>
      </text:list>
      <text:p text:style-name="P13"/>
      <text:p text:style-name="P12">Social Media Optimisation (SMO) :</text:p>
      <text:list xml:id="list4209875951" text:style-name="L2">
        <text:list-item>
          <text:p text:style-name="P41">Ajout des liens des pages de réseaux sociaux sur le site</text:p>
        </text:list-item>
      </text:list>
      <text:p text:style-name="P14"/>
      <text:p text:style-name="P14">Configuration de 5 à 10 adresses mails avec <text:span text:style-name="T3">le</text:span> nom de domaine <text:span text:style-name="T4">du site </text:span>selon le choix du client.</text:p>
      <text:p text:style-name="P15"/>
      <text:p text:style-name="P3">Accessibilité</text:p>
      <text:p text:style-name="P17">Validation du code aux normes du W3C (validator du W3C) :</text:p>
      <text:p text:style-name="P17">- HTML5</text:p>
      <text:p text:style-name="P17">- CSS3</text:p>
      <text:p text:style-name="P17">- Reccomandations pour mobiles</text:p>
      <text:p text:style-name="P17">- <text:span text:style-name="T5">Checklinks</text:span></text:p>
      <text:p text:style-name="P17">- <text:span text:style-name="T6">Flux RSS</text:span></text:p>
      <text:p text:style-name="P17"/>
      <text:p text:style-name="P17">Validation par test sur les navigateurs PC :</text:p>
      <text:p text:style-name="P17">- <text:span text:style-name="T7">IE 6 : intégration d'un moteur HTML5 en Javascript (HTML5Shiv)</text:span></text:p>
      <text:p text:style-name="P17">- IE ... à 11,</text:p>
      <text:p text:style-name="P17">- Google Chrome (version actuelle)</text:p>
      <text:p text:style-name="P17">- Firefox (version actuelle)</text:p>
      <text:p text:style-name="P17">- Opéra (version actuelle)</text:p>
      <text:p text:style-name="P17">- Safari (version actuelle)</text:p>
      <text:p text:style-name="P17"/>
      <text:p text:style-name="P18">Validation par test sur les navigateurs mobiles :</text:p>
      <text:p text:style-name="P18">???????</text:p>
      <text:p text:style-name="P15"/>
      <text:p text:style-name="P28">Intégration de la bibliothèque Modernizr <text:span text:style-name="T23">pour adapter le site aux navigateurs.</text:span></text:p>
      <text:p text:style-name="P3">Sécurité</text:p>
      <text:p text:style-name="P19"/>
      <text:p text:style-name="P19"/>
      <text:p text:style-name="P2">Maintenance <text:span text:style-name="T8">&amp; Suivi</text:span></text:p>
      <text:p text:style-name="P38">Sauvegardes</text:p>
      <text:p text:style-name="P38">Maintenances et mises à jour <text:span text:style-name="T9">techniques</text:span></text:p>
      <text:p text:style-name="P39">Maintenances et mises à jour de contenu</text:p>
      <text:p text:style-name="P38">Dépannages</text:p>
      <text:p text:style-name="P3">Propriété Intellectuelle &amp; Contrôle</text:p>
      <text:p text:style-name="P20"/>
      <text:p text:style-name="P20">Remise en main propre d'une sauvegarde du site et des maquettes sur DVD.</text:p>
      <text:p text:style-name="P20"/>
      <text:p text:style-name="P20">Droits d'exploitation entièrement remis au client.</text:p>
      <text:p text:style-name="P20"/>
      <text:p text:style-name="P20">Site crée à partir d<text:span text:style-name="T25">e</text:span> logiciel<text:span text:style-name="T25">s</text:span> libre<text:span text:style-name="T25">s avec leurs propres espaces d'administration.</text:span></text:p>
      <text:p text:style-name="P20"/>
      <text:p text:style-name="P21">Remise au client des identifiants d'accès à l'espace d'administration du site</text:p>
      <text:p text:style-name="P20"/>
      <text:p text:style-name="P22">Accès <text:span text:style-name="T10">aux outils Google de référencement et d'analyse par un compte dédié à l'entreprise et dont le propriétaire est le client (si besoin, la création peut se faire avec l'achat de l'hébergement).</text:span></text:p>
      <text:p text:style-name="P22"/>
      <text:p text:style-name="P21">Formation individuelle sur le fonctionnement de <text:span text:style-name="T26">l'application</text:span> et <text:span text:style-name="T11">de s</text:span>es outils d'administration (4 heures).</text:p>
      <text:p text:style-name="P21"/>
      <text:p text:style-name="P23">Remise d'un manuel d'utilisation<text:span text:style-name="T12">.</text:span></text:p>
      <text:p text:style-name="P23"/>
      <text:p text:style-name="P14">Accompagnement pour la mise en œuvre de l'hébergement au nom du client :</text:p>
      <text:p text:style-name="P14">- <text:span text:style-name="T13">choix du nom de domaine en amont pour correspondre à votre entreprise,</text:span></text:p>
      <text:p text:style-name="P14">- choix de l'offre parmi les offres d'OVH,</text:p>
      <text:p text:style-name="P14">- <text:span text:style-name="T13">mise en place d'un rappel (par mail) pour le paiement annuel de l'hébergement (sur Google Agenda avec notifications par mail et/ou SMS).</text:span></text:p>
      <text:p text:style-name="P24">Par cela, le client reste propriétaire et décideur sur son site Internet.</text:p>
      <text:p text:style-name="P4">Liste d<text:span text:style-name="T27">es applications (CMS)</text:span> <text:span text:style-name="T27">proposées</text:span></text:p>
      <text:p text:style-name="P25"/>
      <text:p text:style-name="P32"><text:span text:style-name="T27">- Joomla + </text:span>Hikashop <text:span text:style-name="T27">(Inclure automatiquement les extensions utilisées dans les projets de Site Vitrine)</text:span></text:p>
      <text:p text:style-name="P32">- <text:span text:style-name="T27">Thelia</text:span></text:p>
      <text:p text:style-name="P33">- Prestashop</text:p>
      <text:p text:style-name="P33">- Wordpress + WooCommerce</text:p>
      <text:p text:style-name="P3">Arguments commerciaux</text:p>
      <text:p text:style-name="P35">Un projet sur mesure</text:p>
      <text:p text:style-name="P16">Adaptabilité</text:p>
      <text:p text:style-name="P15">Accessibilité : <text:span text:style-name="T14">vos sites sont plus visibles, vues de tous et de tout appareil, des sites plus visibles sont aussi mieux référencés</text:span></text:p>
      <text:p text:style-name="P15">La garantie de la propriété <text:span text:style-name="T15">de</text:span> votre site.</text:p>
      <text:p text:style-name="P5">Plus de contrôle sur votre site et son contenu, donc plus de <text:span text:style-name="T16">sérénité.</text:span></text:p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0M41S</meta:editing-duration>
    <meta:editing-cycles>41</meta:editing-cycles>
    <meta:generator>LibreOffice/5.3.3.2$Windows_X86_64 LibreOffice_project/3d9a8b4b4e538a85e0782bd6c2d430bafe583448</meta:generator>
    <dc:date>2017-06-13T16:56:19.666000000</dc:date>
    <meta:document-statistic meta:table-count="0" meta:image-count="0" meta:object-count="0" meta:page-count="9" meta:paragraph-count="85" meta:word-count="619" meta:character-count="3834" meta:non-whitespace-character-count="3308"/>
    <meta:user-defined meta:name="Info 1"/>
    <meta:user-defined meta:name="Info 2"/>
    <meta:user-defined meta:name="Info 3"/>
    <meta:user-defined meta:name="Info 4"/>
  </office:meta>
</office:document-meta>
</file>